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6c4c" officeooo:paragraph-rsid="00176c4c"/>
    </style:style>
    <style:style style:name="P2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8000" style:font-name="monospace" fo:font-size="10.5pt" fo:font-weight="normal" fo:background-color="#fffff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rsid="00176c4c" officeooo:paragraph-rsid="00176c4c"/>
    </style:style>
    <style:style style:name="T1" style:family="text">
      <style:text-properties fo:color="#af00db"/>
    </style:style>
    <style:style style:name="T2" style:family="text">
      <style:text-properties fo:color="#0000ff"/>
    </style:style>
    <style:style style:name="T3" style:family="text">
      <style:text-properties fo:color="#795e26"/>
    </style:style>
    <style:style style:name="T4" style:family="text">
      <style:text-properties fo:color="#001080"/>
    </style:style>
    <style:style style:name="T5" style:family="text">
      <style:text-properties fo:color="#098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rom</text:span> scipy.optimize <text:span text:style-name="T1">import</text:span> fsolve, broyden1</text:p>
      <text:p text:style-name="P2"><text:span text:style-name="T1">import</text:span> math</text:p>
      <text:p text:style-name="P4"/>
      <text:p text:style-name="P2"><text:span text:style-name="T2">def</text:span> <text:span text:style-name="T3">equations</text:span>(<text:span text:style-name="T4">p</text:span>):</text:p>
      <text:p text:style-name="P2">x, y = p</text:p>
      <text:p text:style-name="P3"># Запись системы уравнения вида x+y=2, x-y=0</text:p>
      <text:p text:style-name="P2"><text:span text:style-name="T1">return</text:span> (x**<text:span text:style-name="T5">2</text:span>-y**<text:span text:style-name="T5">2</text:span>+<text:span text:style-name="T5">3</text:span>*x*y**<text:span text:style-name="T5">3-2</text:span>*x**<text:span text:style-name="T5">2</text:span>*y**<text:span text:style-name="T5">2</text:span>+<text:span text:style-name="T5">2</text:span>*x<text:span text:style-name="T5">-3</text:span>*y<text:span text:style-name="T5">-5</text:span>, <text:span text:style-name="T5">3</text:span>*y**<text:span text:style-name="T5">3-2</text:span>*x**<text:span text:style-name="T5">2</text:span>+<text:span text:style-name="T5">2</text:span>*x**<text:span text:style-name="T5">3</text:span>*y<text:span text:style-name="T5">-5</text:span>*x**<text:span text:style-name="T5">2</text:span>*y**<text:span text:style-name="T5">2</text:span>+<text:span text:style-name="T5">5</text:span>)</text:p>
      <text:p text:style-name="P4"/>
      <text:p text:style-name="P3"># Численное решение системы уравнений</text:p>
      <text:p text:style-name="P2">x, y = fsolve(equations, (<text:span text:style-name="T5">20</text:span>, <text:span text:style-name="T5">20</text:span>))</text:p>
      <text:p text:style-name="P2">print (x, y)</text:p>
      <text:p text:style-name="Standard"/>
      <text:p text:style-name="P5">Ответ</text:p>
      <text:p text:style-name="P5"/>
      <text:p text:style-name="P1">1.2733020645262716 1.662039122426557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21:21:22.936808608</meta:creation-date>
    <dc:date>2020-08-25T21:22:09.972575020</dc:date>
    <meta:editing-duration>PT4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0" meta:character-count="334" meta:non-whitespace-character-count="305"/>
  </office:meta>
</office:document-meta>
</file>